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3.561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3 ima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string" calcext:value-type="string">
            <text:p>tempo em cada uma das 5 observações</text:p>
          </table:table-cell>
          <table:table-cell office:value-type="string" calcext:value-type="string">
            <text:p>kwh em cada uma das 5 observações</text:p>
          </table:table-cell>
        </table:table-row>
        <table:table-row table:style-name="ro1">
          <table:table-cell office:value-type="string" calcext:value-type="string">
            <text:p>RASP</text:p>
          </table:table-cell>
          <table:table-cell office:value-type="string" calcext:value-type="string">
            <text:p>36,6551990509; 35,9831209183; 35,7131099701; 36,0572729111; 35,930146326;</text:p>
          </table:table-cell>
          <table:table-cell office:value-type="string" calcext:value-type="string">
            <text:p>0,0001; 0,0001; 0,0001; 0,0001; 0,0001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12,4685840607; 12,1213359833; 14,0311079025; 13,6170511246; 12,7766919136</text:p>
          </table:table-cell>
          <table:table-cell office:value-type="string" calcext:value-type="string">
            <text:p>0,0001; 0,0002; 0,0002; 0,0002; 0,0002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7,35589694977; 6,98686695099; 7,18488788605; 6,84050321579; 7,40274310112;</text:p>
          </table:table-cell>
          <table:table-cell office:value-type="string" calcext:value-type="string">
            <text:p>0,0002; 0,0000; 0,0001; 0,0001; 0,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 ima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string" calcext:value-type="string">
            <text:p>tempo em cada uma das 5 observações</text:p>
          </table:table-cell>
          <table:table-cell office:value-type="string" calcext:value-type="string">
            <text:p>kwh em cada uma das 5 observações</text:p>
          </table:table-cell>
        </table:table-row>
        <table:table-row table:style-name="ro1">
          <table:table-cell office:value-type="string" calcext:value-type="string">
            <text:p>RASP</text:p>
          </table:table-cell>
          <table:table-cell office:value-type="string" calcext:value-type="string">
            <text:p>44,5382220745; 44,4705860615; 44,578436977; 44,6220188141; 44,6303858757;</text:p>
          </table:table-cell>
          <table:table-cell office:value-type="string" calcext:value-type="string">
            <text:p>0,0001; 0,0002; 0,0002; 0,0002; 0,0002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22,8733260632; 21,7685239315; 21,7862739563; 22,2583081722; 22,4099919796;</text:p>
          </table:table-cell>
          <table:table-cell table:style-name="ce1" office:value-type="string" calcext:value-type="string">
            <text:p>0,0003; 0,0002; 0,0002; 0,0002; 0,0003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10,0544641018; 11,0340139866; 10,7578969002; 11,0044271946; 10,8259198666;</text:p>
          </table:table-cell>
          <table:table-cell office:value-type="string" calcext:value-type="string">
            <text:p>0,0001; 0,0002; 0,0001; 0,0001; 0,0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 ima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dores</text:p>
          </table:table-cell>
          <table:table-cell office:value-type="string" calcext:value-type="string">
            <text:p>tempo em cada uma das 5 observações</text:p>
          </table:table-cell>
          <table:table-cell office:value-type="string" calcext:value-type="string">
            <text:p>kwh em cada uma das 5 observações</text:p>
          </table:table-cell>
        </table:table-row>
        <table:table-row table:style-name="ro1">
          <table:table-cell office:value-type="string" calcext:value-type="string">
            <text:p>RASP</text:p>
          </table:table-cell>
          <table:table-cell office:value-type="string" calcext:value-type="string">
            <text:p>83,8246002197; 83,1183080673; 83,6564669319; 86,7189259529; 84,0000281334; </text:p>
          </table:table-cell>
          <table:table-cell office:value-type="string" calcext:value-type="string">
            <text:p>0,0002; 0,0003; 0,0003; 0,0003; 0,0003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48,0148720741; 54,6192882061; 48,7216351032; 49,9906189442; 48,0388851166;</text:p>
          </table:table-cell>
          <table:table-cell office:value-type="string" calcext:value-type="string">
            <text:p>0,0004; 0,0005; 0,0004; 0,0005; 0,0005;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20,9453790188; 22,3714978695; 20,7199189663; 20,7253949642; 21,8755199909;</text:p>
          </table:table-cell>
          <table:table-cell office:value-type="string" calcext:value-type="string">
            <text:p>0,0003; 0,0003; 0,0003; 0,0003; 0,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6:52:11.251609856</meta:creation-date>
    <dc:date>2017-07-24T17:25:40.764001597</dc:date>
    <meta:editing-duration>PT19M33S</meta:editing-duration>
    <meta:editing-cycles>3</meta:editing-cycles>
    <meta:generator>LibreOffice/4.2.8.2$Linux_X86_64 LibreOffice_project/420m0$Build-2</meta:generator>
    <meta:document-statistic meta:table-count="1" meta:cell-count="39" meta:object-count="0"/>
  </office:meta>
</office:document-meta>
</file>